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ethodName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thodName.and( String ... par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ethodName.getPrefix( String 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ethodName.MethodName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thodName.of( String ... par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ethodName.join( String [ ] par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ethodName.equals( Object obj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MethodName.clean( @ Nullable String par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MethodName.toStrin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thodName.and( MethodName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